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e1e1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ce9178" loext:opacity="100%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b5cea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'dart:async'</text:span>; </text:p>
      <text:p text:style-name="P1"><text:span text:style-name="T1">import</text:span> <text:span text:style-name="T2">'package:flutter/material.dart'</text:span>;</text:p>
      <text:p text:style-name="P1"><text:span text:style-name="T1">import</text:span> <text:span text:style-name="T2">'package:webview_flutter/webview_flutter.dart'</text:span>;</text:p>
      <text:p text:style-name="P2"/>
      <text:p text:style-name="P1"><text:span text:style-name="T1">void</text:span> main() {</text:p>
      <text:p text:style-name="P3">  <text:span text:style-name="T3">runApp(</text:span><text:span text:style-name="T4">const</text:span><text:span text:style-name="T3"> IspApp());</text:span></text:p>
      <text:p text:style-name="P1">}</text:p>
      <text:p text:style-name="P2"/>
      <text:p text:style-name="P1"><text:span text:style-name="T1">class</text:span> IspApp <text:span text:style-name="T1">extends</text:span> StatelessWidget {</text:p>
      <text:p text:style-name="P3">  <text:span text:style-name="T4">const</text:span><text:span text:style-name="T3"> IspApp({</text:span><text:span text:style-name="T4">super</text:span><text:span text:style-name="T3">.key});</text:span></text:p>
      <text:p text:style-name="P2"/>
      <text:p text:style-name="P3">  <text:span text:style-name="T4">@override</text:span></text:p>
      <text:p text:style-name="P3">  <text:span text:style-name="T3">Widget build(BuildContext context) {</text:span></text:p>
      <text:p text:style-name="P3">    <text:span text:style-name="T4">return</text:span><text:span text:style-name="T3"> MaterialApp(</text:span></text:p>
      <text:p text:style-name="P3">      <text:span text:style-name="T3">debugShowCheckedModeBanner: </text:span><text:span text:style-name="T4">false</text:span><text:span text:style-name="T3">,</text:span></text:p>
      <text:p text:style-name="P3">      <text:span text:style-name="T3">title: </text:span><text:span text:style-name="T5">'ISP'</text:span><text:span text:style-name="T3">,</text:span></text:p>
      <text:p text:style-name="P3">      <text:span text:style-name="T3">theme: ThemeData(</text:span></text:p>
      <text:p text:style-name="P3">        <text:span text:style-name="T3">useMaterial3: </text:span><text:span text:style-name="T4">true</text:span><text:span text:style-name="T3">,</text:span></text:p>
      <text:p text:style-name="P3">        <text:span text:style-name="T3">colorScheme: ColorScheme.fromSeed(seedColor: Colors.blue, brightness: Brightness.</text:span><text:span text:style-name="T6">light</text:span><text:span text:style-name="T3">),</text:span></text:p>
      <text:p text:style-name="P3">        <text:span text:style-name="T3">scaffoldBackgroundColor: Colors.white,</text:span></text:p>
      <text:p text:style-name="P3">      <text:span text:style-name="T3">),</text:span></text:p>
      <text:p text:style-name="P3">      <text:span text:style-name="T3">home: </text:span><text:span text:style-name="T4">const</text:span><text:span text:style-name="T3"> IspWebScreen(),</text:span></text:p>
      <text:p text:style-name="P3">    <text:span text:style-name="T3">);</text:span></text:p>
      <text:p text:style-name="P3">  <text:span text:style-name="T3">}</text:span></text:p>
      <text:p text:style-name="P1">}</text:p>
      <text:p text:style-name="P2"/>
      <text:p text:style-name="P1"><text:span text:style-name="T1">class</text:span> IspWebScreen <text:span text:style-name="T1">extends</text:span> StatefulWidget {</text:p>
      <text:p text:style-name="P3">  <text:span text:style-name="T4">const</text:span><text:span text:style-name="T3"> IspWebScreen({</text:span><text:span text:style-name="T4">super</text:span><text:span text:style-name="T3">.key});</text:span></text:p>
      <text:p text:style-name="P2"/>
      <text:p text:style-name="P3">  <text:span text:style-name="T4">@override</text:span></text:p>
      <text:p text:style-name="P3">  <text:span text:style-name="T3">State&lt;IspWebScreen&gt; createState() =&gt; _IspWebScreenState();</text:span></text:p>
      <text:p text:style-name="P1">}</text:p>
      <text:p text:style-name="P2"/>
      <text:p text:style-name="P1"><text:span text:style-name="T1">class</text:span> _IspWebScreenState <text:span text:style-name="T1">extends</text:span> State&lt;IspWebScreen&gt; {</text:p>
      <text:p text:style-name="P3">  <text:span text:style-name="T4">late</text:span><text:span text:style-name="T3"> </text:span><text:span text:style-name="T4">final</text:span><text:span text:style-name="T3"> WebViewController controller;</text:span></text:p>
      <text:p text:style-name="P3">  <text:span text:style-name="T3">bool isLoading = </text:span><text:span text:style-name="T4">true</text:span><text:span text:style-name="T3">;</text:span></text:p>
      <text:p text:style-name="P3">  <text:span text:style-name="T3">bool isLoginPage = </text:span><text:span text:style-name="T4">true</text:span><text:span text:style-name="T3">;</text:span></text:p>
      <text:p text:style-name="P2"/>
      <text:p text:style-name="P3">  <text:span text:style-name="T3">String currentTitle = </text:span><text:span text:style-name="T5">"Jídelníček"</text:span><text:span text:style-name="T3">;</text:span></text:p>
      <text:p text:style-name="P3">  <text:span text:style-name="T3">String currentIconPath = </text:span><text:span text:style-name="T5">"assets/icons/jidelnicek.png"</text:span><text:span text:style-name="T3">;</text:span></text:p>
      <text:p text:style-name="P3">  <text:span text:style-name="T3">String userName = </text:span><text:span text:style-name="T5">"Uživatel"</text:span><text:span text:style-name="T3">; </text:span></text:p>
      <text:p text:style-name="P2"/>
      <text:p text:style-name="P3">  <text:span text:style-name="T4">@override</text:span></text:p>
      <text:p text:style-name="P3">  <text:span text:style-name="T4">void</text:span><text:span text:style-name="T3"> initState() {</text:span></text:p>
      <text:p text:style-name="P3">    <text:span text:style-name="T4">super</text:span><text:span text:style-name="T3">.initState();</text:span></text:p>
      <text:p text:style-name="P3">    </text:p>
      <text:p text:style-name="P3">    <text:span text:style-name="T3">controller = WebViewController()</text:span></text:p>
      <text:p text:style-name="P3">      <text:span text:style-name="T3">..setJavaScriptMode(JavaScriptMode.</text:span><text:span text:style-name="T6">unrestricted</text:span><text:span text:style-name="T3">)</text:span></text:p>
      <text:p text:style-name="P3">      <text:span text:style-name="T3">..setBackgroundColor(Colors.white)</text:span></text:p>
      <text:p text:style-name="P3">      <text:span text:style-name="T3">..addJavaScriptChannel(</text:span></text:p>
      <text:p text:style-name="P3"><text:soft-page-break/>        <text:span text:style-name="T5">'IspChannel'</text:span><text:span text:style-name="T3">, </text:span></text:p>
      <text:p text:style-name="P3">        <text:span text:style-name="T3">onMessageReceived: (JavaScriptMessage message) {</text:span></text:p>
      <text:p text:style-name="P3">          <text:span text:style-name="T3">String rawText = message.message;</text:span></text:p>
      <text:p text:style-name="P3">          <text:span text:style-name="T4">if</text:span><text:span text:style-name="T3"> (rawText.isEmpty || rawText == </text:span><text:span text:style-name="T5">"Uživatel"</text:span><text:span text:style-name="T3">) </text:span><text:span text:style-name="T4">return</text:span><text:span text:style-name="T3">;</text:span></text:p>
      <text:p text:style-name="P2"/>
      <text:p text:style-name="P3">          <text:span text:style-name="T3">String cleanName = rawText;</text:span></text:p>
      <text:p text:style-name="P3">          <text:span text:style-name="T4">if</text:span><text:span text:style-name="T3"> (cleanName.contains(</text:span><text:span text:style-name="T5">'-'</text:span><text:span text:style-name="T3">) &amp;&amp; cleanName.contains(</text:span><text:span text:style-name="T5">'unid'</text:span><text:span text:style-name="T3">)) {</text:span></text:p>
      <text:p text:style-name="P3">             <text:span text:style-name="T4">var</text:span><text:span text:style-name="T3"> parts = cleanName.split(</text:span><text:span text:style-name="T5">'-'</text:span><text:span text:style-name="T3">);</text:span></text:p>
      <text:p text:style-name="P3">             <text:span text:style-name="T4">if</text:span><text:span text:style-name="T3"> (parts.length &gt; </text:span><text:span text:style-name="T6">1</text:span><text:span text:style-name="T3">) cleanName = parts.last.trim();</text:span></text:p>
      <text:p text:style-name="P3">          <text:span text:style-name="T3">}</text:span></text:p>
      <text:p text:style-name="P2"/>
      <text:p text:style-name="P3">          <text:span text:style-name="T4">if</text:span><text:span text:style-name="T3"> (cleanName.length &gt; </text:span><text:span text:style-name="T6">2</text:span><text:span text:style-name="T3"> &amp;&amp; cleanName != userName) {</text:span></text:p>
      <text:p text:style-name="P3">             <text:span text:style-name="T3">setState(() { userName = cleanName; });</text:span></text:p>
      <text:p text:style-name="P3">          <text:span text:style-name="T3">}</text:span></text:p>
      <text:p text:style-name="P3">        <text:span text:style-name="T3">},</text:span></text:p>
      <text:p text:style-name="P3">      <text:span text:style-name="T3">)</text:span></text:p>
      <text:p text:style-name="P3">      <text:span text:style-name="T3">..setNavigationDelegate(</text:span></text:p>
      <text:p text:style-name="P3">        <text:span text:style-name="T3">NavigationDelegate(</text:span></text:p>
      <text:p text:style-name="P3">          <text:span text:style-name="T3">onPageStarted: (String url) =&gt; setState(() =&gt; isLoading = </text:span><text:span text:style-name="T4">true</text:span><text:span text:style-name="T3">),</text:span></text:p>
      <text:p text:style-name="P3">          <text:span text:style-name="T3">onPageFinished: (String url) </text:span><text:span text:style-name="T4">async</text:span><text:span text:style-name="T3"> {</text:span></text:p>
      <text:p text:style-name="P3">            <text:span text:style-name="T3">bool currentIsLogin = url.contains(</text:span><text:span text:style-name="T5">"login.htm"</text:span><text:span text:style-name="T3">);</text:span></text:p>
      <text:p text:style-name="P2"/>
      <text:p text:style-name="P3">            <text:span text:style-name="T3">String newTitle = currentTitle;</text:span></text:p>
      <text:p text:style-name="P3">            <text:span text:style-name="T3">String newIcon = currentIconPath;</text:span></text:p>
      <text:p text:style-name="P2"/>
      <text:p text:style-name="P3">            <text:span text:style-name="T4">if</text:span><text:span text:style-name="T3"> (url.contains(</text:span><text:span text:style-name="T5">"cateringmenu.htm"</text:span><text:span text:style-name="T3">)) {</text:span></text:p>
      <text:p text:style-name="P3">              <text:span text:style-name="T3">newTitle = </text:span><text:span text:style-name="T5">"Jídelníček"</text:span><text:span text:style-name="T3">;</text:span></text:p>
      <text:p text:style-name="P3">              <text:span text:style-name="T3">newIcon = </text:span><text:span text:style-name="T5">"assets/icons/jidelnicek.png"</text:span><text:span text:style-name="T3">;</text:span></text:p>
      <text:p text:style-name="P3">            <text:span text:style-name="T3">} </text:span><text:span text:style-name="T4">else</text:span><text:span text:style-name="T3"> </text:span><text:span text:style-name="T4">if</text:span><text:span text:style-name="T3"> (url.contains(</text:span><text:span text:style-name="T5">"cateringorders.htm"</text:span><text:span text:style-name="T3">)) {</text:span></text:p>
      <text:p text:style-name="P3">              <text:span text:style-name="T3">newTitle = </text:span><text:span text:style-name="T5">"Objednávky"</text:span><text:span text:style-name="T3">;</text:span></text:p>
      <text:p text:style-name="P3">              <text:span text:style-name="T3">newIcon = </text:span><text:span text:style-name="T5">"assets/icons/objednavky.png"</text:span><text:span text:style-name="T3">;</text:span></text:p>
      <text:p text:style-name="P3">            <text:span text:style-name="T3">} </text:span><text:span text:style-name="T4">else</text:span><text:span text:style-name="T3"> </text:span><text:span text:style-name="T4">if</text:span><text:span text:style-name="T3"> (url.contains(</text:span><text:span text:style-name="T5">"cateringexchange.htm"</text:span><text:span text:style-name="T3">)) {</text:span></text:p>
      <text:p text:style-name="P3">              <text:span text:style-name="T3">newTitle = </text:span><text:span text:style-name="T5">"Burza jídel"</text:span><text:span text:style-name="T3">;</text:span></text:p>
      <text:p text:style-name="P3">              <text:span text:style-name="T3">newIcon = </text:span><text:span text:style-name="T5">"assets/icons/burza.png"</text:span><text:span text:style-name="T3">;</text:span></text:p>
      <text:p text:style-name="P3">            <text:span text:style-name="T3">} </text:span><text:span text:style-name="T4">else</text:span><text:span text:style-name="T3"> </text:span><text:span text:style-name="T4">if</text:span><text:span text:style-name="T3"> (url.contains(</text:span><text:span text:style-name="T5">"cateringoperations.htm"</text:span><text:span text:style-name="T3">)) {</text:span></text:p>
      <text:p text:style-name="P3">              <text:span text:style-name="T3">newTitle = </text:span><text:span text:style-name="T5">"Historie účtu"</text:span><text:span text:style-name="T3">;</text:span></text:p>
      <text:p text:style-name="P3">              <text:span text:style-name="T3">newIcon = </text:span><text:span text:style-name="T5">"assets/icons/historie_uctu.png"</text:span><text:span text:style-name="T3">;</text:span></text:p>
      <text:p text:style-name="P3">            <text:span text:style-name="T3">} </text:span><text:span text:style-name="T4">else</text:span><text:span text:style-name="T3"> </text:span><text:span text:style-name="T4">if</text:span><text:span text:style-name="T3"> (url.contains(</text:span><text:span text:style-name="T5">"cateringmenuprint.htm"</text:span><text:span text:style-name="T3">)) {</text:span></text:p>
      <text:p text:style-name="P3">              <text:span text:style-name="T3">newTitle = </text:span><text:span text:style-name="T5">"Tisk jídelníčku"</text:span><text:span text:style-name="T3">;</text:span></text:p>
      <text:p text:style-name="P3">              <text:span text:style-name="T3">newIcon = </text:span><text:span text:style-name="T5">"assets/icons/tisk_jidelnicku.png"</text:span><text:span text:style-name="T3">;</text:span></text:p>
      <text:p text:style-name="P3">            <text:span text:style-name="T3">} </text:span><text:span text:style-name="T4">else</text:span><text:span text:style-name="T3"> </text:span><text:span text:style-name="T4">if</text:span><text:span text:style-name="T3"> (url.contains(</text:span><text:span text:style-name="T5">"profile.htm"</text:span><text:span text:style-name="T3">) || url.contains(</text:span><text:span text:style-name="T5">"cateringsettings.htm"</text:span><text:span text:style-name="T3">)) {</text:span></text:p>
      <text:p text:style-name="P3">              <text:span text:style-name="T3">newTitle = </text:span><text:span text:style-name="T5">"Nastavení"</text:span><text:span text:style-name="T3">;</text:span></text:p>
      <text:p text:style-name="P3">              <text:span text:style-name="T3">newIcon = </text:span><text:span text:style-name="T5">""</text:span><text:span text:style-name="T3">; </text:span></text:p>
      <text:p text:style-name="P3">            <text:span text:style-name="T3">}</text:span></text:p>
      <text:p text:style-name="P2"/>
      <text:p text:style-name="P3">            <text:span text:style-name="T3">_applyAllFixes();</text:span></text:p>
      <text:p text:style-name="P3">            </text:p>
      <text:p text:style-name="P3">            <text:span text:style-name="T4">await</text:span><text:span text:style-name="T3"> Future.delayed(</text:span><text:span text:style-name="T4">const</text:span><text:span text:style-name="T3"> Duration(milliseconds: </text:span><text:span text:style-name="T6">400</text:span><text:span text:style-name="T3">));</text:span></text:p>
      <text:p text:style-name="P2"/>
      <text:p text:style-name="P3">            <text:span text:style-name="T4">if</text:span><text:span text:style-name="T3"> (mounted) {</text:span></text:p>
      <text:p text:style-name="P3"><text:soft-page-break/>              <text:span text:style-name="T3">setState(() {</text:span></text:p>
      <text:p text:style-name="P3">                <text:span text:style-name="T3">isLoading = </text:span><text:span text:style-name="T4">false</text:span><text:span text:style-name="T3">;</text:span></text:p>
      <text:p text:style-name="P3">                <text:span text:style-name="T3">isLoginPage = currentIsLogin;</text:span></text:p>
      <text:p text:style-name="P3">                <text:span text:style-name="T4">if</text:span><text:span text:style-name="T3"> (isLoginPage) {</text:span></text:p>
      <text:p text:style-name="P3">                   <text:span text:style-name="T3">currentTitle = </text:span><text:span text:style-name="T5">"Jídelníček"</text:span><text:span text:style-name="T3">;</text:span></text:p>
      <text:p text:style-name="P3">                   <text:span text:style-name="T3">currentIconPath = </text:span><text:span text:style-name="T5">"assets/icons/jidelnicek.png"</text:span><text:span text:style-name="T3">;</text:span></text:p>
      <text:p text:style-name="P3">                   <text:span text:style-name="T3">userName = </text:span><text:span text:style-name="T5">"Uživatel"</text:span><text:span text:style-name="T3">; </text:span></text:p>
      <text:p text:style-name="P3">                <text:span text:style-name="T3">} </text:span><text:span text:style-name="T4">else</text:span><text:span text:style-name="T3"> {</text:span></text:p>
      <text:p text:style-name="P3">                   <text:span text:style-name="T3">currentTitle = newTitle;</text:span></text:p>
      <text:p text:style-name="P3">                   <text:span text:style-name="T3">currentIconPath = newIcon;</text:span></text:p>
      <text:p text:style-name="P3">                <text:span text:style-name="T3">}</text:span></text:p>
      <text:p text:style-name="P3">              <text:span text:style-name="T3">});</text:span></text:p>
      <text:p text:style-name="P3">            <text:span text:style-name="T3">}</text:span></text:p>
      <text:p text:style-name="P3">          <text:span text:style-name="T3">},</text:span></text:p>
      <text:p text:style-name="P3">        <text:span text:style-name="T3">),</text:span></text:p>
      <text:p text:style-name="P3">      <text:span text:style-name="T3">)</text:span></text:p>
      <text:p text:style-name="P3">      <text:span text:style-name="T3">..loadRequest(Uri.parse(</text:span><text:span text:style-name="T5">'https://isp.mlsoft.cz/web/login.htm'</text:span><text:span text:style-name="T3">));</text:span></text:p>
      <text:p text:style-name="P3">  <text:span text:style-name="T3">}</text:span></text:p>
      <text:p text:style-name="P2"/>
      <text:p text:style-name="P3">  <text:span text:style-name="T4">void</text:span><text:span text:style-name="T3"> loadPage(String url, String newTitle, String newIconPath) {</text:span></text:p>
      <text:p text:style-name="P3">    <text:span text:style-name="T3">setState(() {</text:span></text:p>
      <text:p text:style-name="P3">      <text:span text:style-name="T3">currentTitle = newTitle;</text:span></text:p>
      <text:p text:style-name="P3">      <text:span text:style-name="T3">currentIconPath = newIconPath;</text:span></text:p>
      <text:p text:style-name="P3">    <text:span text:style-name="T3">});</text:span></text:p>
      <text:p text:style-name="P3">    <text:span text:style-name="T3">controller.loadRequest(Uri.parse(url));</text:span></text:p>
      <text:p text:style-name="P3">    <text:span text:style-name="T3">Navigator.pop(context); </text:span></text:p>
      <text:p text:style-name="P3">  <text:span text:style-name="T3">}</text:span></text:p>
      <text:p text:style-name="P2"/>
      <text:p text:style-name="P3">  <text:span text:style-name="T4">void</text:span><text:span text:style-name="T3"> _applyAllFixes() {</text:span></text:p>
      <text:p text:style-name="P3">    <text:span text:style-name="T3">controller.runJavaScript(</text:span><text:span text:style-name="T5">"""</text:span></text:p>
      <text:p text:style-name="P4">      <text:span text:style-name="T3">var style = document.createElement('style');</text:span></text:p>
      <text:p text:style-name="P4">      <text:span text:style-name="T3">style.innerHTML = `</text:span></text:p>
      <text:p text:style-name="P4">        <text:span text:style-name="T3">#sidebar, .sidebar, #left-col, .left-column, .left-col, #left-menu, .left-menu, </text:span></text:p>
      <text:p text:style-name="P4">        <text:span text:style-name="T3">#menu, .menu, .nav, .navigation, #navigation, aside, .hidden-xs, .visible-lg </text:span></text:p>
      <text:p text:style-name="P4">        <text:span text:style-name="T3">{ display: none !important; }</text:span></text:p>
      <text:p text:style-name="P2"/>
      <text:p text:style-name="P4">        <text:span text:style-name="T3">.header, #header, .top-bar {</text:span></text:p>
      <text:p text:style-name="P4">            <text:span text:style-name="T3">display: flex !important; flex-direction: row !important;</text:span></text:p>
      <text:p text:style-name="P4">            <text:span text:style-name="T3">align-items: center !important; justify-content: flex-end !important; </text:span></text:p>
      <text:p text:style-name="P4">            <text:span text:style-name="T3">height: 50px !important; min-height: 50px !important;</text:span></text:p>
      <text:p text:style-name="P4">            <text:span text:style-name="T3">background-color: #000000 !important; color: #ffffff !important;</text:span></text:p>
      <text:p text:style-name="P4">            <text:span text:style-name="T3">width: 100% !important; padding: 0 10px !important; margin: 0 !important;</text:span></text:p>
      <text:p text:style-name="P4">            <text:span text:style-name="T3">overflow: hidden !important; z-index: 1000 !important;</text:span></text:p>
      <text:p text:style-name="P4">        <text:span text:style-name="T3">}</text:span></text:p>
      <text:p text:style-name="P4">        <text:span text:style-name="T3">.header &gt; *, #header &gt; *, .top-bar &gt; *, .user-panel, #user-panel {</text:span></text:p>
      <text:p text:style-name="P4">            <text:span text:style-name="T3">display: flex !important; flex-direction: row !important;</text:span></text:p>
      <text:p text:style-name="P4">            <text:span text:style-name="T3">align-items: center !important; width: auto !important;</text:span></text:p>
      <text:p text:style-name="P4">            <text:span text:style-name="T3">margin: 0 5px !important; padding: 0 !important;</text:span></text:p>
      <text:p text:style-name="P4">            <text:span text:style-name="T3">float: none !important; background: transparent !important;</text:span></text:p>
      <text:p text:style-name="P4">        <text:span text:style-name="T3">}</text:span></text:p>
      <text:p text:style-name="P4">        <text:span text:style-name="T3">.header *, #header * {</text:span></text:p>
      <text:p text:style-name="P4"><text:soft-page-break/>            <text:span text:style-name="T3">color: white !important; font-size: 14px !important;</text:span></text:p>
      <text:p text:style-name="P4">            <text:span text:style-name="T3">white-space: nowrap !important; line-height: 50px !important;</text:span></text:p>
      <text:p text:style-name="P4">        <text:span text:style-name="T3">}</text:span></text:p>
      <text:p text:style-name="P2"/>
      <text:p text:style-name="P4">        <text:span text:style-name="T3">#pageHeaderLogoLabel, #pageHeaderLogoImg, .pageHeaderLogo, #pageHeaderSettings,</text:span></text:p>
      <text:p text:style-name="P4">        <text:span text:style-name="T3">.fa-user, .icon-user, .glyphicon-user { display: none !important; }</text:span></text:p>
      <text:p text:style-name="P4">        <text:span text:style-name="T3">.header img { display: none !important; }</text:span></text:p>
      <text:p text:style-name="P4">        <text:span text:style-name="T3">br { display: none !important; }</text:span></text:p>
      <text:p text:style-name="P2"/>
      <text:p text:style-name="P4">        <text:span text:style-name="T3">* { box-sizing: border-box !important; }</text:span></text:p>
      <text:p text:style-name="P4">        <text:span text:style-name="T3">body, html { background: white !important; margin: 0 !important; padding: 0 !important; width: 100% !important; }</text:span></text:p>
      <text:p text:style-name="P4">        <text:span text:style-name="T3">#main, .main, #content, .content, .center-column {</text:span></text:p>
      <text:p text:style-name="P4">            <text:span text:style-name="T3">width: 100% !important; max-width: none !important;</text:span></text:p>
      <text:p text:style-name="P4">            <text:span text:style-name="T3">padding-top: 15px !important; padding-left: 10px !important; padding-right: 10px !important;</text:span></text:p>
      <text:p text:style-name="P4">            <text:span text:style-name="T3">background: transparent;</text:span></text:p>
      <text:p text:style-name="P4">        <text:span text:style-name="T3">}</text:span></text:p>
      <text:p text:style-name="P4">        <text:span text:style-name="T3">table { width: 100% !important; border-collapse: collapse !important; }</text:span></text:p>
      <text:p text:style-name="P4">        </text:p>
      <text:p text:style-name="P4">        <text:span text:style-name="T3">a[href*="showMess"] { display: none !important; visibility: hidden !important; width: 0 !important; }</text:span></text:p>
      <text:p text:style-name="P4">        <text:span text:style-name="T3">.content-header .fa-home { display: none !important; }</text:span></text:p>
      <text:p text:style-name="P4">        <text:span text:style-name="T3">.content-header img { display: inline-block !important; visibility: visible !important; }</text:span></text:p>
      <text:p text:style-name="P2"/>
      <text:p text:style-name="P4">        <text:span text:style-name="T3">.ui-dialog {</text:span></text:p>
      <text:p text:style-name="P4">            <text:span text:style-name="T3">position: fixed !important; top: 50% !important; left: 50% !important;</text:span></text:p>
      <text:p text:style-name="P4">            <text:span text:style-name="T3">transform: translate(-50%, -50%) !important;</text:span></text:p>
      <text:p text:style-name="P4">            <text:span text:style-name="T3">width: 92% !important; max-height: 90vh !important;</text:span></text:p>
      <text:p text:style-name="P4">            <text:span text:style-name="T3">background: white !important; padding: 0 !important;</text:span></text:p>
      <text:p text:style-name="P4">            <text:span text:style-name="T3">border: none !important; border-radius: 20px !important; </text:span></text:p>
      <text:p text:style-name="P4">            <text:span text:style-name="T3">box-shadow: 0 10px 50px rgba(0,0,0,0.6) !important;</text:span></text:p>
      <text:p text:style-name="P4">            <text:span text:style-name="T3">overflow: hidden !important;</text:span></text:p>
      <text:p text:style-name="P4">            <text:span text:style-name="T3">display: flex !important; flex-direction: column !important;</text:span></text:p>
      <text:p text:style-name="P4">            <text:span text:style-name="T3">z-index: 999999 !important;</text:span></text:p>
      <text:p text:style-name="P4">        <text:span text:style-name="T3">}</text:span></text:p>
      <text:p text:style-name="P4">        <text:span text:style-name="T3">.ui-dialog-titlebar { padding: 15px !important; background: #2196F3 !important; color: white !important; border: none !important; }</text:span></text:p>
      <text:p text:style-name="P4">        <text:span text:style-name="T3">.ui-dialog-content { padding: 0 !important; background: white !important; width: 100% !important; overflow-y: auto !important; }</text:span></text:p>
      <text:p text:style-name="P4">        <text:span text:style-name="T3">.ui-dialog-content td { padding: 10px !important; border-bottom: 1px solid #eee !important; }</text:span></text:p>
      <text:p text:style-name="P4">        <text:span text:style-name="T3">.ui-dialog-content td:first-child { padding-left: 15px !important; width: 40px !important; }</text:span></text:p>
      <text:p text:style-name="P4">        <text:span text:style-name="T3">.ui-dialog-buttonpane { background: #f5f5f5 !important; padding: 15px !important; margin: 0 !important; border-top: 1px solid #ddd !important; }</text:span></text:p>
      <text:p text:style-name="P4">      <text:span text:style-name="T3">`;</text:span></text:p>
      <text:p text:style-name="P4">      <text:span text:style-name="T3">document.head.appendChild(style);</text:span></text:p>
      <text:p text:style-name="P2"/>
      <text:p text:style-name="P4">      <text:span text:style-name="T3">window.fetchHistoryAndCount = function() {</text:span></text:p>
      <text:p text:style-name="P4"><text:soft-page-break/>          <text:span text:style-name="T3">if (window.ispFetchInProgress) return;</text:span></text:p>
      <text:p text:style-name="P4">          <text:span text:style-name="T3">window.ispFetchInProgress = true;</text:span></text:p>
      <text:p text:style-name="P2"/>
      <text:p text:style-name="P4">          <text:span text:style-name="T3">fetch('cateringoperations.htm')</text:span></text:p>
      <text:p text:style-name="P4">              <text:span text:style-name="T3">.then(response =&gt; response.text())</text:span></text:p>
      <text:p text:style-name="P4">              <text:span text:style-name="T3">.then(html =&gt; {</text:span></text:p>
      <text:p text:style-name="P4">                  <text:span text:style-name="T3">var parser = new DOMParser();</text:span></text:p>
      <text:p text:style-name="P4">                  <text:span text:style-name="T3">var doc = parser.parseFromString(html, "text/html");</text:span></text:p>
      <text:p text:style-name="P4">                  <text:span text:style-name="T3">var uniqueDays = new Set();</text:span></text:p>
      <text:p text:style-name="P4">                  </text:p>
      <text:p text:style-name="P4">                  <text:span text:style-name="T3">var rows = doc.querySelectorAll('tr');</text:span></text:p>
      <text:p text:style-name="P4">                  <text:span text:style-name="T3">rows.forEach(function(row) {</text:span></text:p>
      <text:p text:style-name="P4">                      <text:span text:style-name="T3">var text = row.innerText;</text:span></text:p>
      <text:p text:style-name="P3"><text:span text:style-name="T2">                      </text:span><text:span text:style-name="T5">if (text.match(/\\d{1,2}\\.\\d{1,2}\\.\\d{4}/)) {</text:span></text:p>
      <text:p text:style-name="P4">                          <text:span text:style-name="T3">if (text.includes('Objednávka') || (text.includes('Kč') &amp;&amp; text.includes('-'))) {</text:span></text:p>
      <text:p text:style-name="P3"><text:span text:style-name="T2">                              </text:span><text:span text:style-name="T5">var match = text.match(/(\\d{1,2}\\.\\d{1,2}\\.\\d{4})/);</text:span></text:p>
      <text:p text:style-name="P4">                              <text:span text:style-name="T3">if(match) uniqueDays.add(match[1]);</text:span></text:p>
      <text:p text:style-name="P4">                          <text:span text:style-name="T3">}</text:span></text:p>
      <text:p text:style-name="P4">                      <text:span text:style-name="T3">}</text:span></text:p>
      <text:p text:style-name="P4">                  <text:span text:style-name="T3">});</text:span></text:p>
      <text:p text:style-name="P4">                  </text:p>
      <text:p text:style-name="P4">                  <text:span text:style-name="T3">var count = uniqueDays.size;</text:span></text:p>
      <text:p text:style-name="P4">                  <text:span text:style-name="T3">localStorage.setItem('isp_cached_days', count);</text:span></text:p>
      <text:p text:style-name="P4">                  <text:span text:style-name="T3">window.ispFetchInProgress = false;</text:span></text:p>
      <text:p text:style-name="P4">              <text:span text:style-name="T3">})</text:span></text:p>
      <text:p text:style-name="P4">              <text:span text:style-name="T3">.catch(err =&gt; {</text:span></text:p>
      <text:p text:style-name="P4">                  <text:span text:style-name="T3">console.log("Chyba při načítání historie: " + err);</text:span></text:p>
      <text:p text:style-name="P4">                  <text:span text:style-name="T3">window.ispFetchInProgress = false;</text:span></text:p>
      <text:p text:style-name="P4">              <text:span text:style-name="T3">});</text:span></text:p>
      <text:p text:style-name="P4">      <text:span text:style-name="T3">};</text:span></text:p>
      <text:p text:style-name="P2"/>
      <text:p text:style-name="P4">      <text:span text:style-name="T3">setInterval(function() {</text:span></text:p>
      <text:p text:style-name="P4">          <text:span text:style-name="T3">document.querySelectorAll('table').forEach(t =&gt; t.style.width = '100%');</text:span></text:p>
      <text:p text:style-name="P4">          <text:span text:style-name="T3">document.querySelectorAll('fieldset').forEach(fs =&gt; { fs.style.width='100%'; fs.style.border='none'; fs.style.padding='0'; fs.style.margin='0'; });</text:span></text:p>
      <text:p text:style-name="P4">          <text:span text:style-name="T3">var menuLinks = document.querySelectorAll('a[href*="cateringorders.htm"]');</text:span></text:p>
      <text:p text:style-name="P4">          <text:span text:style-name="T3">menuLinks.forEach(l =&gt; { var p = l.closest('td'); if(p) p.style.display='none'; });</text:span></text:p>
      <text:p text:style-name="P4">          <text:span text:style-name="T3">var annoying = document.querySelectorAll('.fa-cog, img[src*="logout"]');</text:span></text:p>
      <text:p text:style-name="P4">          <text:span text:style-name="T3">annoying.forEach(el =&gt; el.style.display = 'none');</text:span></text:p>
      <text:p text:style-name="P4">          </text:p>
      <text:p text:style-name="P4">          <text:span text:style-name="T3">var headerLinks = document.querySelectorAll('.content-header a');</text:span></text:p>
      <text:p text:style-name="P4">          <text:span text:style-name="T3">headerLinks.forEach(function(link) {</text:span></text:p>
      <text:p text:style-name="P4">              <text:span text:style-name="T3">if (link.getAttribute('href') &amp;&amp; link.getAttribute('href').includes('showMess')) link.style.display = 'none';</text:span></text:p>
      <text:p text:style-name="P4">              <text:span text:style-name="T3">if (link.innerText &amp;&amp; link.innerText.includes('Laufen')) link.style.display = 'none';</text:span></text:p>
      <text:p text:style-name="P4">          <text:span text:style-name="T3">});</text:span></text:p>
      <text:p text:style-name="P2"/>
      <text:p text:style-name="P4">          <text:span text:style-name="T3">var userDiv = document.getElementById('pageHeaderUser');</text:span></text:p>
      <text:p text:style-name="P4"><text:soft-page-break/>          <text:span text:style-name="T3">if (userDiv) {</text:span></text:p>
      <text:p text:style-name="P4">              <text:span text:style-name="T3">var nameText = userDiv.innerText.trim();</text:span></text:p>
      <text:p text:style-name="P4">              <text:span text:style-name="T3">if (nameText.length &gt; 1) { IspChannel.postMessage(nameText); }</text:span></text:p>
      <text:p text:style-name="P4">          <text:span text:style-name="T3">}</text:span></text:p>
      <text:p text:style-name="P4">          </text:p>
      <text:p text:style-name="P4">          <text:span text:style-name="T3">var balanceEl = document.getElementById('pageHeaderCredit');</text:span></text:p>
      <text:p text:style-name="P4">          <text:span text:style-name="T3">if (!balanceEl) {</text:span></text:p>
      <text:p text:style-name="P4">              <text:span text:style-name="T3">var divs = document.querySelectorAll('.header div');</text:span></text:p>
      <text:p text:style-name="P4">              <text:span text:style-name="T3">for (var i=0; i&lt;divs.length; i++) {</text:span></text:p>
      <text:p text:style-name="P4">                 <text:span text:style-name="T3">if (divs[i].innerText.includes('Kč') &amp;&amp; !divs[i].innerText.includes('Limit') &amp;&amp; !divs[i].id.includes('User')) {</text:span></text:p>
      <text:p text:style-name="P4">                     <text:span text:style-name="T3">balanceEl = divs[i];</text:span></text:p>
      <text:p text:style-name="P4">                     <text:span text:style-name="T3">break;</text:span></text:p>
      <text:p text:style-name="P4">                 <text:span text:style-name="T3">}</text:span></text:p>
      <text:p text:style-name="P4">              <text:span text:style-name="T3">}</text:span></text:p>
      <text:p text:style-name="P4">          <text:span text:style-name="T3">}</text:span></text:p>
      <text:p text:style-name="P2"/>
      <text:p text:style-name="P4">          <text:span text:style-name="T3">if (balanceEl) {</text:span></text:p>
      <text:p text:style-name="P4">              <text:span text:style-name="T3">if (!balanceEl.getAttribute('data-orig-balance')) {</text:span></text:p>
      <text:p text:style-name="P3"><text:span text:style-name="T2">                   </text:span><text:span text:style-name="T5">var rawVal = balanceEl.innerText.replace(/\\s/g, '').replace('Kč', '').replace(',', '.');</text:span></text:p>
      <text:p text:style-name="P4">                   <text:span text:style-name="T3">var rawClean = rawVal.replace(/[^0-9.-]/g, '');</text:span></text:p>
      <text:p text:style-name="P4">                   <text:span text:style-name="T3">var parsedVal = parseFloat(rawClean);</text:span></text:p>
      <text:p text:style-name="P4">                   <text:span text:style-name="T3">if (!isNaN(parsedVal)) {</text:span></text:p>
      <text:p text:style-name="P4">                       <text:span text:style-name="T3">balanceEl.setAttribute('data-orig-balance', parsedVal);</text:span></text:p>
      <text:p text:style-name="P4">                   <text:span text:style-name="T3">}</text:span></text:p>
      <text:p text:style-name="P4">              <text:span text:style-name="T3">}</text:span></text:p>
      <text:p text:style-name="P2"/>
      <text:p text:style-name="P4">              <text:span text:style-name="T3">if (balanceEl.getAttribute('data-orig-balance')) {</text:span></text:p>
      <text:p text:style-name="P4">                  <text:span text:style-name="T3">var currentBalance = parseFloat(balanceEl.getAttribute('data-orig-balance'));</text:span></text:p>
      <text:p text:style-name="P4">                  </text:p>
      <text:p text:style-name="P4">                  <text:span text:style-name="T3">var daysCount = 0;</text:span></text:p>
      <text:p text:style-name="P4">                  <text:span text:style-name="T3">var isHistoryPage = window.location.href.includes('cateringoperations.htm');</text:span></text:p>
      <text:p text:style-name="P4">                  </text:p>
      <text:p text:style-name="P4">                  <text:span text:style-name="T3">if (isHistoryPage) {</text:span></text:p>
      <text:p text:style-name="P4">                      <text:span text:style-name="T3">var uniqueDays = new Set();</text:span></text:p>
      <text:p text:style-name="P4">                      <text:span text:style-name="T3">var rows = document.querySelectorAll('tr');</text:span></text:p>
      <text:p text:style-name="P4">                      <text:span text:style-name="T3">rows.forEach(function(row) {</text:span></text:p>
      <text:p text:style-name="P4">                          <text:span text:style-name="T3">var text = row.innerText;</text:span></text:p>
      <text:p text:style-name="P3"><text:span text:style-name="T2">                          </text:span><text:span text:style-name="T5">if (text.match(/\\d{1,2}\\.\\d{1,2}\\.\\d{4}/)) {</text:span></text:p>
      <text:p text:style-name="P4">                              <text:span text:style-name="T3">if (text.includes('Objednávka') || (text.includes('Kč') &amp;&amp; text.includes('-'))) {</text:span></text:p>
      <text:p text:style-name="P3"><text:span text:style-name="T2">                                  </text:span><text:span text:style-name="T5">var match = text.match(/(\\d{1,2}\\.\\d{1,2}\\.\\d{4})/);</text:span></text:p>
      <text:p text:style-name="P4">                                  <text:span text:style-name="T3">if (match) uniqueDays.add(match[1]);</text:span></text:p>
      <text:p text:style-name="P4">                              <text:span text:style-name="T3">}</text:span></text:p>
      <text:p text:style-name="P4">                          <text:span text:style-name="T3">}</text:span></text:p>
      <text:p text:style-name="P4">                      <text:span text:style-name="T3">});</text:span></text:p>
      <text:p text:style-name="P4">                      <text:span text:style-name="T3">daysCount = uniqueDays.size;</text:span></text:p>
      <text:p text:style-name="P4">                      <text:span text:style-name="T3">localStorage.setItem('isp_cached_days', daysCount);</text:span></text:p>
      <text:p text:style-name="P4"><text:soft-page-break/>                  <text:span text:style-name="T3">} else {</text:span></text:p>
      <text:p text:style-name="P4">                      <text:span text:style-name="T3">var cached = localStorage.getItem('isp_cached_days');</text:span></text:p>
      <text:p text:style-name="P4">                      <text:span text:style-name="T3">if (cached) {</text:span></text:p>
      <text:p text:style-name="P4">                          <text:span text:style-name="T3">daysCount = parseInt(cached);</text:span></text:p>
      <text:p text:style-name="P4">                      <text:span text:style-name="T3">} else {</text:span></text:p>
      <text:p text:style-name="P4">                          <text:span text:style-name="T3">window.fetchHistoryAndCount();</text:span></text:p>
      <text:p text:style-name="P4">                          <text:span text:style-name="T3">daysCount = 0;</text:span></text:p>
      <text:p text:style-name="P4">                      <text:span text:style-name="T3">}</text:span></text:p>
      <text:p text:style-name="P4">                  <text:span text:style-name="T3">}</text:span></text:p>
      <text:p text:style-name="P2"/>
      <text:p text:style-name="P4">                  <text:span text:style-name="T3">if (daysCount &gt; 0) {</text:span></text:p>
      <text:p text:style-name="P4">                      <text:span text:style-name="T3">var limitPerLunch = 129.50;</text:span></text:p>
      <text:p text:style-name="P4">                      <text:span text:style-name="T3">var theoretical = daysCount * limitPerLunch;</text:span></text:p>
      <text:p text:style-name="P4">                      <text:span text:style-name="T3">var actualSpending = Math.abs(currentBalance); </text:span></text:p>
      <text:p text:style-name="P4">                      <text:span text:style-name="T3">var diff = theoretical - actualSpending;</text:span></text:p>
      <text:p text:style-name="P2"/>
      <text:p text:style-name="P4">                      <text:span text:style-name="T3">var color = (diff &gt;= 0) ? '#4CAF50' : '#FF5252'; </text:span></text:p>
      <text:p text:style-name="P4">                      <text:span text:style-name="T3">var diffFormatted = Math.abs(diff).toFixed(2).replace('.', ',');</text:span></text:p>
      <text:p text:style-name="P4">                      <text:span text:style-name="T3">var label = (diff &gt;= 0) ? 'Limit ' : 'Limit ';</text:span></text:p>
      <text:p text:style-name="P4">                      </text:p>
      <text:p text:style-name="P4">                      <text:span text:style-name="T3">var newHtml = '&lt;span style="color: ' + color + '; font-weight: bold; font-size: 14px; padding-right: 10px;"&gt;' + label + diffFormatted + ' Kč&lt;/span&gt;';</text:span></text:p>
      <text:p text:style-name="P4">                      </text:p>
      <text:p text:style-name="P4">                      <text:span text:style-name="T3">if (balanceEl.innerHTML !== newHtml) {</text:span></text:p>
      <text:p text:style-name="P4">                          <text:span text:style-name="T3">balanceEl.innerHTML = newHtml;</text:span></text:p>
      <text:p text:style-name="P4">                      <text:span text:style-name="T3">}</text:span></text:p>
      <text:p text:style-name="P4">                  <text:span text:style-name="T3">}</text:span></text:p>
      <text:p text:style-name="P4">              <text:span text:style-name="T3">}</text:span></text:p>
      <text:p text:style-name="P4">          <text:span text:style-name="T3">}</text:span></text:p>
      <text:p text:style-name="P2"/>
      <text:p text:style-name="P4">      <text:span text:style-name="T3">}, 500);</text:span></text:p>
      <text:p text:style-name="P3"><text:span text:style-name="T2">    </text:span><text:span text:style-name="T5">"""</text:span><text:span text:style-name="T3">);</text:span></text:p>
      <text:p text:style-name="P3">  <text:span text:style-name="T3">}</text:span></text:p>
      <text:p text:style-name="P2"/>
      <text:p text:style-name="P3">  <text:span text:style-name="T3">Future&lt;</text:span><text:span text:style-name="T4">void</text:span><text:span text:style-name="T3">&gt; _handleLogout() </text:span><text:span text:style-name="T4">async</text:span><text:span text:style-name="T3"> {</text:span></text:p>
      <text:p text:style-name="P3">      <text:span text:style-name="T4">final</text:span><text:span text:style-name="T3"> WebViewCookieManager cookieManager = WebViewCookieManager();</text:span></text:p>
      <text:p text:style-name="P3">      <text:span text:style-name="T4">await</text:span><text:span text:style-name="T3"> cookieManager.clearCookies();</text:span></text:p>
      <text:p text:style-name="P3">      <text:span text:style-name="T4">await</text:span><text:span text:style-name="T3"> controller.clearCache();</text:span></text:p>
      <text:p text:style-name="P3">      <text:span text:style-name="T4">if</text:span><text:span text:style-name="T3"> (mounted) {</text:span></text:p>
      <text:p text:style-name="P3">        <text:span text:style-name="T3">Navigator.pop(context); </text:span></text:p>
      <text:p text:style-name="P3">        <text:span text:style-name="T3">setState(() { currentTitle = </text:span><text:span text:style-name="T5">"Jídelníček"</text:span><text:span text:style-name="T3">; userName = </text:span><text:span text:style-name="T5">"Uživatel"</text:span><text:span text:style-name="T3">; });</text:span></text:p>
      <text:p text:style-name="P3">        <text:span text:style-name="T3">controller.loadRequest(Uri.parse(</text:span><text:span text:style-name="T5">'https://isp.mlsoft.cz/web/login.htm'</text:span><text:span text:style-name="T3">));</text:span></text:p>
      <text:p text:style-name="P3">      <text:span text:style-name="T3">}</text:span></text:p>
      <text:p text:style-name="P3">  <text:span text:style-name="T3">}</text:span></text:p>
      <text:p text:style-name="P2"/>
      <text:p text:style-name="P3">  <text:span text:style-name="T4">@override</text:span></text:p>
      <text:p text:style-name="P3">  <text:span text:style-name="T3">Widget build(BuildContext context) {</text:span></text:p>
      <text:p text:style-name="P3">    <text:span text:style-name="T4">return</text:span><text:span text:style-name="T3"> Scaffold(</text:span></text:p>
      <text:p text:style-name="P3">      <text:span text:style-name="T3">backgroundColor: Colors.white,</text:span></text:p>
      <text:p text:style-name="P3">      <text:span text:style-name="T3">appBar: isLoginPage </text:span></text:p>
      <text:p text:style-name="P3">          <text:span text:style-name="T3">? </text:span><text:span text:style-name="T4">null</text:span><text:span text:style-name="T3"> </text:span></text:p>
      <text:p text:style-name="P3"><text:soft-page-break/>          <text:span text:style-name="T3">: AppBar(</text:span></text:p>
      <text:p text:style-name="P3">              <text:span text:style-name="T3">title: Row(</text:span></text:p>
      <text:p text:style-name="P3">                <text:span text:style-name="T3">children: [</text:span></text:p>
      <text:p text:style-name="P3">                  <text:span text:style-name="T4">if</text:span><text:span text:style-name="T3"> (currentIconPath.isNotEmpty)</text:span></text:p>
      <text:p text:style-name="P3">                    <text:span text:style-name="T3">Image.asset(currentIconPath, width: </text:span><text:span text:style-name="T6">24</text:span><text:span text:style-name="T3">, height: </text:span><text:span text:style-name="T6">24</text:span><text:span text:style-name="T3">, color: Colors.white)</text:span></text:p>
      <text:p text:style-name="P3">                  <text:span text:style-name="T4">else</text:span></text:p>
      <text:p text:style-name="P3">                    <text:span text:style-name="T4">const</text:span><text:span text:style-name="T3"> Icon(Icons.settings, color: Colors.white),</text:span></text:p>
      <text:p text:style-name="P3">                  <text:span text:style-name="T4">const</text:span><text:span text:style-name="T3"> SizedBox(width: </text:span><text:span text:style-name="T6">12</text:span><text:span text:style-name="T3">),</text:span></text:p>
      <text:p text:style-name="P3">                  <text:span text:style-name="T3">Text(currentTitle),</text:span></text:p>
      <text:p text:style-name="P3">                <text:span text:style-name="T3">],</text:span></text:p>
      <text:p text:style-name="P3">              <text:span text:style-name="T3">),</text:span></text:p>
      <text:p text:style-name="P3">              <text:span text:style-name="T3">backgroundColor: Colors.blue, </text:span></text:p>
      <text:p text:style-name="P3">              <text:span text:style-name="T3">foregroundColor: Colors.white,</text:span></text:p>
      <text:p text:style-name="P3">            <text:span text:style-name="T3">),</text:span></text:p>
      <text:p text:style-name="P3">      <text:span text:style-name="T3">drawer: isLoginPage ? </text:span><text:span text:style-name="T4">null</text:span><text:span text:style-name="T3"> : Drawer(</text:span></text:p>
      <text:p text:style-name="P3">        <text:span text:style-name="T3">child: ListView(</text:span></text:p>
      <text:p text:style-name="P3">          <text:span text:style-name="T3">padding: EdgeInsets.zero,</text:span></text:p>
      <text:p text:style-name="P3">          <text:span text:style-name="T3">children: [</text:span></text:p>
      <text:p text:style-name="P3">            <text:span text:style-name="T3">DrawerHeader(</text:span></text:p>
      <text:p text:style-name="P3">              <text:span text:style-name="T3">decoration: </text:span><text:span text:style-name="T4">const</text:span><text:span text:style-name="T3"> BoxDecoration(color: Colors.blue),</text:span></text:p>
      <text:p text:style-name="P3">              <text:span text:style-name="T3">child: Column(</text:span></text:p>
      <text:p text:style-name="P3">                <text:span text:style-name="T3">mainAxisAlignment: MainAxisAlignment.</text:span><text:span text:style-name="T6">center</text:span><text:span text:style-name="T3">,</text:span></text:p>
      <text:p text:style-name="P3">                <text:span text:style-name="T3">children: [</text:span></text:p>
      <text:p text:style-name="P3">                  <text:span text:style-name="T4">const</text:span><text:span text:style-name="T3"> Icon(Icons.account_circle, size: </text:span><text:span text:style-name="T6">50</text:span><text:span text:style-name="T3">, color: Colors.white),</text:span></text:p>
      <text:p text:style-name="P3">                  <text:span text:style-name="T4">const</text:span><text:span text:style-name="T3"> SizedBox(height: </text:span><text:span text:style-name="T6">10</text:span><text:span text:style-name="T3">),</text:span></text:p>
      <text:p text:style-name="P3">                  <text:span text:style-name="T3">Padding(</text:span></text:p>
      <text:p text:style-name="P3">                    <text:span text:style-name="T3">padding: </text:span><text:span text:style-name="T4">const</text:span><text:span text:style-name="T3"> EdgeInsets.symmetric(horizontal: </text:span><text:span text:style-name="T6">8.0</text:span><text:span text:style-name="T3">),</text:span></text:p>
      <text:p text:style-name="P3">                    <text:span text:style-name="T3">child: Text(</text:span></text:p>
      <text:p text:style-name="P3">                      <text:span text:style-name="T3">userName, </text:span></text:p>
      <text:p text:style-name="P3">                      <text:span text:style-name="T3">style: </text:span><text:span text:style-name="T4">const</text:span><text:span text:style-name="T3"> TextStyle(color: Colors.white, fontSize: </text:span><text:span text:style-name="T6">20</text:span><text:span text:style-name="T3">, fontWeight: FontWeight.bold),</text:span></text:p>
      <text:p text:style-name="P3">                      <text:span text:style-name="T3">maxLines: </text:span><text:span text:style-name="T6">1</text:span><text:span text:style-name="T3">,</text:span></text:p>
      <text:p text:style-name="P3">                      <text:span text:style-name="T3">overflow: TextOverflow.</text:span><text:span text:style-name="T6">ellipsis</text:span><text:span text:style-name="T3">,</text:span></text:p>
      <text:p text:style-name="P3">                      <text:span text:style-name="T3">textAlign: TextAlign.</text:span><text:span text:style-name="T6">center</text:span><text:span text:style-name="T3">,</text:span></text:p>
      <text:p text:style-name="P3">                    <text:span text:style-name="T3">),</text:span></text:p>
      <text:p text:style-name="P3">                  <text:span text:style-name="T3">),</text:span></text:p>
      <text:p text:style-name="P3">                <text:span text:style-name="T3">],</text:span></text:p>
      <text:p text:style-name="P3">              <text:span text:style-name="T3">),</text:span></text:p>
      <text:p text:style-name="P3">            <text:span text:style-name="T3">),</text:span></text:p>
      <text:p text:style-name="P3">            <text:span text:style-name="T3">ListTile(leading: Image.asset(</text:span><text:span text:style-name="T5">'assets/icons/jidelnicek.png'</text:span><text:span text:style-name="T3">, width: </text:span><text:span text:style-name="T6">30</text:span><text:span text:style-name="T3">), title: </text:span><text:span text:style-name="T4">const</text:span><text:span text:style-name="T3"> Text(</text:span><text:span text:style-name="T5">'Jídelníček'</text:span><text:span text:style-name="T3">), onTap: () =&gt; loadPage(</text:span><text:span text:style-name="T5">'https://isp.mlsoft.cz/web/cateringmenu.htm'</text:span><text:span text:style-name="T3">, </text:span><text:span text:style-name="T5">'Jídelníček'</text:span><text:span text:style-name="T3">, </text:span><text:span text:style-name="T5">'assets/icons/jidelnicek.png'</text:span><text:span text:style-name="T3">)),</text:span></text:p>
      <text:p text:style-name="P3">            <text:span text:style-name="T3">ListTile(leading: Image.asset(</text:span><text:span text:style-name="T5">'assets/icons/objednavky.png'</text:span><text:span text:style-name="T3">, width: </text:span><text:span text:style-name="T6">30</text:span><text:span text:style-name="T3">), title: </text:span><text:span text:style-name="T4">const</text:span><text:span text:style-name="T3"> Text(</text:span><text:span text:style-name="T5">'Objednávky'</text:span><text:span text:style-name="T3">), onTap: () =&gt; loadPage(</text:span><text:span text:style-name="T5">'https://isp.mlsoft.cz/web/cateringorders.htm'</text:span><text:span text:style-name="T3">, </text:span><text:span text:style-name="T5">'Objednávky'</text:span><text:span text:style-name="T3">, </text:span><text:span text:style-name="T5">'assets/icons/objednavky.png'</text:span><text:span text:style-name="T3">)),</text:span></text:p>
      <text:p text:style-name="P3">            <text:span text:style-name="T3">ListTile(leading: Image.asset(</text:span><text:span text:style-name="T5">'assets/icons/burza.png'</text:span><text:span text:style-name="T3">, width: </text:span><text:span text:style-name="T6">30</text:span><text:span text:style-name="T3">), title: </text:span><text:span text:style-name="T4">const</text:span><text:span text:style-name="T3"> Text(</text:span><text:span text:style-name="T5">'Burza jídel'</text:span><text:span text:style-name="T3">), onTap: () =&gt; loadPage(</text:span><text:span text:style-name="T5">'https://isp.mlsoft.cz/web/cateringexchange.htm'</text:span><text:span text:style-name="T3">, </text:span><text:span text:style-name="T5">'Burza jídel'</text:span><text:span text:style-name="T3">, </text:span><text:span text:style-name="T5">'assets/icons/burza.png'</text:span><text:span text:style-name="T3">)),</text:span></text:p>
      <text:p text:style-name="P3"><text:soft-page-break/>            <text:span text:style-name="T3">ListTile(leading: Image.asset(</text:span><text:span text:style-name="T5">'assets/icons/historie_uctu.png'</text:span><text:span text:style-name="T3">, width: </text:span><text:span text:style-name="T6">30</text:span><text:span text:style-name="T3">), title: </text:span><text:span text:style-name="T4">const</text:span><text:span text:style-name="T3"> Text(</text:span><text:span text:style-name="T5">'Historie účtu'</text:span><text:span text:style-name="T3">), onTap: () =&gt; loadPage(</text:span><text:span text:style-name="T5">'https://isp.mlsoft.cz/web/cateringoperations.htm'</text:span><text:span text:style-name="T3">, </text:span><text:span text:style-name="T5">'Historie účtu'</text:span><text:span text:style-name="T3">, </text:span><text:span text:style-name="T5">'assets/icons/historie_uctu.png'</text:span><text:span text:style-name="T3">)),</text:span></text:p>
      <text:p text:style-name="P3">            <text:span text:style-name="T3">ListTile(leading: Image.asset(</text:span><text:span text:style-name="T5">'assets/icons/tisk_jidelnicku.png'</text:span><text:span text:style-name="T3">, width: </text:span><text:span text:style-name="T6">30</text:span><text:span text:style-name="T3">), title: </text:span><text:span text:style-name="T4">const</text:span><text:span text:style-name="T3"> Text(</text:span><text:span text:style-name="T5">'Tisk jídelníčku'</text:span><text:span text:style-name="T3">), onTap: () =&gt; loadPage(</text:span><text:span text:style-name="T5">'https://isp.mlsoft.cz/web/cateringmenuprint.htm'</text:span><text:span text:style-name="T3">, </text:span><text:span text:style-name="T5">'Tisk jídelníčku'</text:span><text:span text:style-name="T3">, </text:span><text:span text:style-name="T5">'assets/icons/tisk_jidelnicku.png'</text:span><text:span text:style-name="T3">)),</text:span></text:p>
      <text:p text:style-name="P3">            <text:span text:style-name="T3">ListTile(leading: </text:span><text:span text:style-name="T4">const</text:span><text:span text:style-name="T3"> Icon(Icons.settings, color: Colors.grey), title: </text:span><text:span text:style-name="T4">const</text:span><text:span text:style-name="T3"> Text(</text:span><text:span text:style-name="T5">'Nastavení'</text:span><text:span text:style-name="T3">), onTap: () =&gt; loadPage(</text:span><text:span text:style-name="T5">'https://isp.mlsoft.cz/web/profile.htm'</text:span><text:span text:style-name="T3">, </text:span><text:span text:style-name="T5">'Nastavení'</text:span><text:span text:style-name="T3">, </text:span><text:span text:style-name="T5">''</text:span><text:span text:style-name="T3">)),</text:span></text:p>
      <text:p text:style-name="P3">            <text:span text:style-name="T4">const</text:span><text:span text:style-name="T3"> Divider(),</text:span></text:p>
      <text:p text:style-name="P3">            <text:span text:style-name="T3">ListTile(leading: </text:span><text:span text:style-name="T4">const</text:span><text:span text:style-name="T3"> Icon(Icons.logout, color: Colors.red), title: </text:span><text:span text:style-name="T4">const</text:span><text:span text:style-name="T3"> Text(</text:span><text:span text:style-name="T5">'Odhlásit se'</text:span><text:span text:style-name="T3">), onTap: _handleLogout),</text:span></text:p>
      <text:p text:style-name="P3">          <text:span text:style-name="T3">],</text:span></text:p>
      <text:p text:style-name="P3">        <text:span text:style-name="T3">),</text:span></text:p>
      <text:p text:style-name="P3">      <text:span text:style-name="T3">),</text:span></text:p>
      <text:p text:style-name="P3">      <text:span text:style-name="T3">body: SafeArea(</text:span></text:p>
      <text:p text:style-name="P3">        <text:span text:style-name="T3">child: Stack(</text:span></text:p>
      <text:p text:style-name="P3">          <text:span text:style-name="T3">children: [</text:span></text:p>
      <text:p text:style-name="P3">            <text:span text:style-name="T3">WebViewWidget(controller: controller),</text:span></text:p>
      <text:p text:style-name="P3">            <text:span text:style-name="T4">if</text:span><text:span text:style-name="T3"> (isLoading) Container(color: Colors.white, child: </text:span><text:span text:style-name="T4">const</text:span><text:span text:style-name="T3"> Center(child: CircularProgressIndicator())),</text:span></text:p>
      <text:p text:style-name="P3">          <text:span text:style-name="T3">],</text:span></text:p>
      <text:p text:style-name="P3">        <text:span text:style-name="T3">),</text:span></text:p>
      <text:p text:style-name="P3">      <text:span text:style-name="T3">),</text:span></text:p>
      <text:p text:style-name="P3">    <text:span text:style-name="T3">);</text:span></text:p>
      <text:p text:style-name="P3">  <text:span text:style-name="T3">}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1:28:13.083976800</meta:creation-date>
    <dc:date>2026-01-14T11:01:16.240518700</dc:date>
    <meta:editing-duration>PT2H38M28S</meta:editing-duration>
    <meta:editing-cycles>6</meta:editing-cycles>
    <meta:generator>LibreOffice/25.8.4.2$Windows_X86_64 LibreOffice_project/290daaa01b999472f0c7a3890eb6a550fd74c6df</meta:generator>
    <meta:document-statistic meta:table-count="0" meta:image-count="0" meta:object-count="0" meta:page-count="9" meta:paragraph-count="364" meta:word-count="1336" meta:character-count="17414" meta:non-whitespace-character-count="12000"/>
  </office:meta>
</office:document-meta>
</file>